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едлайнов нет, но если вы примерные сроки скажете, нам будет удобно!</text:p>
      <text:p text:style-name="P1"/>
      <text:p text:style-name="P1">Мы обычно просим делать так: создать гугл-док, дальше начинать проходить проект (плюс все топики к нему), по мере прохождения записывать в гугл-док все замечания, комментарии, предложения, обязательно указывая ссылку, о чём идёт речь. После проекта сделать обобщающий вывод, как вам проект и что бы вы предложили в нём ещё доделать.</text:p>
      <text:p text:style-name="Standard"/>
      <text:p text:style-name="Standard"><text:a xlink:type="simple" xlink:href="https://hyperskill.org/projects/91?goal=7" text:style-name="Internet_20_link" text:visited-style-name="Visited_20_Internet_20_Link">https://hyperskill.org/projects/91?goal=7</text:a> 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2-10T10:05:58.739000000</dc:date>
    <meta:editing-duration>PT1M21S</meta:editing-duration>
    <meta:editing-cycles>1</meta:editing-cycles>
    <meta:document-statistic meta:table-count="0" meta:image-count="0" meta:object-count="0" meta:page-count="1" meta:paragraph-count="3" meta:word-count="62" meta:character-count="442" meta:non-whitespace-character-count="382"/>
  </office:meta>
</office:document-meta>
</file>